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fo:background-color="#FFE699"/>
      <style:text-properties fo:font-weight="bold" style:font-weight-asian="bold" style:font-weight-complex="bold"/>
    </style:style>
    <style:style style:name="ce3" style:family="table-cell" style:parent-style-name="Default" style:data-style-name="N0">
      <style:table-cell-properties fo:border="thin solid #000000" style:vertical-align="automatic" fo:background-color="#FFE69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center"/>
    </style:style>
    <style:style style:name="ce6" style:family="table-cell" style:parent-style-name="Default" style:data-style-name="N30">
      <style:table-cell-properties fo:border="thin solid #000000" style:vertical-align="automatic" fo:wrap-option="wrap"/>
    </style:style>
    <style:style style:name="ce7" style:family="table-cell" style:parent-style-name="Default" style:data-style-name="N30">
      <style:table-cell-properties style:vertical-align="automatic" fo:wrap-option="wrap"/>
    </style:style>
    <style:style style:name="ce8" style:family="table-cell" style:parent-style-name="Default" style:data-style-name="N30">
      <style:table-cell-properties fo:border="thin solid #000000" style:vertical-align="automatic" fo:wrap-option="wrap"/>
    </style:style>
    <style:style style:name="co1" style:family="table-column">
      <style:table-column-properties fo:break-before="auto" style:column-width="3.29847222222222cm"/>
    </style:style>
    <style:style style:name="co2" style:family="table-column">
      <style:table-column-properties fo:break-before="auto" style:column-width="2.32833333333333cm"/>
    </style:style>
    <style:style style:name="co3" style:family="table-column">
      <style:table-column-properties fo:break-before="auto" style:column-width="18.6619444444444cm"/>
    </style:style>
    <style:style style:name="co4" style:family="table-column">
      <style:table-column-properties fo:break-before="auto" style:column-width="1.79916666666667cm"/>
    </style:style>
    <style:style style:name="ro1" style:family="table-row">
      <style:table-row-properties style:row-height="15.5pt" style:use-optimal-row-height="true" fo:break-before="auto"/>
    </style:style>
    <style:style style:name="ro2" style:family="table-row">
      <style:table-row-properties style:row-height="201.5pt" style:use-optimal-row-height="true" fo:break-before="auto"/>
    </style:style>
    <style:style style:name="ro3" style:family="table-row">
      <style:table-row-properties style:row-height="263.5pt" style:use-optimal-row-height="true" fo:break-before="auto"/>
    </style:style>
    <style:style style:name="ro4" style:family="table-row">
      <style:table-row-properties style:row-height="325.5pt" style:use-optimal-row-height="true" fo:break-before="auto"/>
    </style:style>
    <style:style style:name="ro5" style:family="table-row">
      <style:table-row-properties style:row-height="248pt" style:use-optimal-row-height="true" fo:break-before="auto"/>
    </style:style>
    <style:style style:name="ro6" style:family="table-row">
      <style:table-row-properties style:row-height="186pt" style:use-optimal-row-height="true" fo:break-before="auto"/>
    </style:style>
    <style:style style:name="ro7" style:family="table-row">
      <style:table-row-properties style:row-height="170.5pt" style:use-optimal-row-height="true" fo:break-before="auto"/>
    </style:style>
    <style:style style:name="ro8" style:family="table-row">
      <style:table-row-properties style:row-height="356.5pt" style:use-optimal-row-height="true" fo:break-before="auto"/>
    </style:style>
    <style:style style:name="ro9" style:family="table-row">
      <style:table-row-properties style:row-height="217pt" style:use-optimal-row-height="true" fo:break-before="auto"/>
    </style:style>
    <style:style style:name="ro10" style:family="table-row">
      <style:table-row-properties style:row-height="155pt" style:use-optimal-row-height="true" fo:break-before="auto"/>
    </style:style>
    <style:style style:name="ro11" style:family="table-row">
      <style:table-row-properties style:row-height="3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4"/>
        <table:table-column table:style-name="co2" table:default-cell-style-name="ce5"/>
        <table:table-column table:style-name="co3" table:default-cell-style-name="ce4"/>
        <table:table-column table:style-name="co4" table:number-columns-repeated="16381" table:default-cell-style-name="ce1"/>
        <table:table-row table:style-name="ro1">
          <table:table-cell office:value-type="string" table:style-name="ce2">
            <text:p>Número ID</text:p>
          </table:table-cell>
          <table:table-cell office:value-type="string" table:style-name="ce3">
            <text:p>Grade (T2)</text:p>
          </table:table-cell>
          <table:table-cell office:value-type="string" table:style-name="ce3">
            <text:p>Feedback (Task 2)</text:p>
          </table:table-cell>
          <table:table-cell table:number-columns-repeated="16381"/>
        </table:table-row>
        <table:table-row table:style-name="ro2">
          <table:table-cell office:value-type="string" table:style-name="ce4">
            <text:p>niub16853141</text:p>
          </table:table-cell>
          <table:table-cell office:value-type="float" office:value="9.5" table:style-name="ce5">
            <text:p>9,5</text:p>
          </table:table-cell>
          <table:table-cell office:value-type="string" table:style-name="ce6">
            <text:p>Two distinct backbones were evaluated before selecting the restnet50. Played with model architecture by including some new layers on top of the backbone. Played with hyperparameters. Evaluated different strategies for training (single, two stage, multiple-stage training). Proposed solution is based on class weighting. Distinct attributes have been used when defining the custom loss (e.g., age, gender, ethnicity and expression). Results have been submitted to our codalab competition. Clear and well detailed summary of contributions. Proposed a 3 stage training, which was interesting (i.e., freezing the new layers after they are trained and training the backbone only, before training the whole model end-to-end). Experiments are clearly defined, incrementally. The class weight strategy is clear, given the multiple subgroups. Model and hyperparameters are defined based on validation error and final results are reported on the test set. Great! Although the table reporting the results is easy to interpret, the analysis and discussion of results could be expanded as it is limited to one short sentence just after the table. For instance, by analysing pairs of experiments and their pros/cons (e.g., backbone 1 vs. backbone 2; or training 2 vs. training 3). Final remarks are consistent with defined experiments and discussion.</text:p>
          </table:table-cell>
          <table:table-cell table:number-columns-repeated="16381"/>
        </table:table-row>
        <table:table-row table:style-name="ro2">
          <table:table-cell office:value-type="string" table:style-name="ce4">
            <text:p>niub16831323</text:p>
          </table:table-cell>
          <table:table-cell office:value-type="float" office:value="9.5" table:style-name="ce5">
            <text:p>9,5</text:p>
          </table:table-cell>
          <table:table-cell office:value-type="string" table:style-name="ce6">
            <text:p>Two distinct backbones were evaluated before selecting the restnet50. Played with model architecture by including some new layers on top of the backbone. Played with hyperparameters. Evaluated different strategies for training (single, two stage, multiple-stage training). Proposed solution is based on class weighting. Distinct attributes have been used when defining the custom loss (e.g., age, gender, ethnicity and expression). Results have been submitted to our codalab competition. Clear and well detailed summary of contributions. Proposed a 3 stage training, which was interesting (i.e., freezing the new layers after they are trained and training the backbone only, before training the whole model end-to-end). Experiments are clearly defined, incrementally. The class weight strategy is clear, given the multiple subgroups. Model and hyperparameters are defined based on validation error and final results are reported on the test set. Great! Although the table reporting the results is easy to interpret, the analysis and discussion of results could be expanded as it is limited to one short sentence just after the table. For instance, by analysing pairs of experiments and their pros/cons (e.g., backbone 1 vs. backbone 2; or training 2 vs. training 3). Final remarks are consistent with defined experiments and discussion.</text:p>
          </table:table-cell>
          <table:table-cell table:number-columns-repeated="16381"/>
        </table:table-row>
        <table:table-row table:style-name="ro3">
          <table:table-cell office:value-type="string" table:style-name="ce4">
            <text:p>niub18088081</text:p>
          </table:table-cell>
          <table:table-cell office:value-type="float" office:value="8.5" table:style-name="ce5">
            <text:p>8,5</text:p>
          </table:table-cell>
          <table:table-cell office:value-type="string" table:style-name="ce6">
            <text:p>Played with model architecture. Played with hyperparameters. Training strategy seems to be similar with the one provided with the starting-kit, except by the fact that either last layers are fine tunned or the whole network. Presented a sample weighting based approach. Considered differeng attributes (age and ethnicity) when implementing sample weights. Results have been submitted to our codalab competition. Summary is clear but it is too general. For instance, it coult be mentioned from the begining what categories are considered when computing the weights, to have an idea if you use only age or any other. Some details about the training strategy could also be mentioned in the summary. Experiments are somehow clear. However, it could include the details about how the weithts are computed, as this was one of the main goals of task 2. From the report, I understand that "classic" uses only age and "personalized" uses age with ethnicity as different subgroups. In any case, detailed information could enrich the report. A table summarizing all models could help and also save some space, as they are all described in a text format. Discussion of the results are clear but could be improved. For instance, at some point you comment that "we can see that using the stage I training without sample weights and then using stage II with sample weights improved the results". However, you do not define and detail stage I and stage II of training anywhere. Later, you start discussing the results of model M4-variant before detailing what M4-variant is, which is confusing. Did not compare the results obtained on Task 2 with those obtained on Task 1. Final remarks are consistent with the analysis but too general.</text:p>
          </table:table-cell>
          <table:table-cell table:number-columns-repeated="16381"/>
        </table:table-row>
        <table:table-row table:style-name="ro4">
          <table:table-cell office:value-type="string" table:style-name="ce4">
            <text:p>niub20026915</text:p>
          </table:table-cell>
          <table:table-cell office:value-type="float" office:value="7.5" table:style-name="ce5">
            <text:p>7,5</text:p>
          </table:table-cell>
          <table:table-cell office:value-type="string" table:style-name="ce6">
            <text:p>Model architecture is basically the same as the one provided with the starting-kit. Implemented a learning rate decay and played with hyperparameters. During training, the first blocks of the ResNet50 were frozen. However, from table 1 it seems that a multi-stage training is used, but it was not detailed in the report. Two strategies based on sample weighting are proposed. Therefore, one of them is a small modification of the starting-kit. The other (RIM) is not detailed in the report. Custom loss takes into account multiple categories (age, expression, ethnicity). Results have been submitted to our codalab competition. Summary is clear but it should be reduced. Most of its content could be moved to sec 2 where you describe the method and experiments. Experiments are clear. However, an ImageDataGenerator is used to perform random transformations, which should be avoided in task 2 as one of the main goals was to use a custom loss WITHOUT any data augmentation strategy. Even if you are not generating new samples, this strategy is closely related to data augmentation. That is, it will be difficult to say that any improvements you may be obtaining are due to the custom loss or to the adopted transformations. What happens if those transformations are not used? Included the results obtained in task 1 for comparison, as requested. However, sec 2 starts with "Before evaluating the model on the Test set,... The results of this experiments are shown in the table below". This way, it looks like table 1 shows the results on the validation set, which is not clear. For instance, you could comment that you have defined the best model based on validation (or test) error, and that the results shown in table 1 are with respect to validation/test set. Final remarks are consistent with the analysis. However, you comment about a three-phase or three-staged model but they are not detailed in the report, which is confusing. For instance, what is done in each of the 3 stages? Including such information would help the reader and enrich the report.</text:p>
          </table:table-cell>
          <table:table-cell table:number-columns-repeated="16381"/>
        </table:table-row>
        <table:table-row table:style-name="ro5">
          <table:table-cell office:value-type="string" table:style-name="ce4">
            <text:p>niub20026786</text:p>
          </table:table-cell>
          <table:table-cell office:value-type="float" office:value="5" table:style-name="ce5">
            <text:p>5</text:p>
          </table:table-cell>
          <table:table-cell office:value-type="string" table:style-name="ce6">
            <text:p>Played with model architecture (modifying the last layers of the starting-kit). Played with some hyperparameters (learning rate, batch size). Training strategy is not discussed in the report. It seems to be the same as the one provided with the starting-kit. Solution is based on weighted samples using a modified version of the starting-kit (method A and B). Methods C and D are not detailed in the report. It is not clear from the report what categories (e.g., age range, gender, expression?) were used and how during the implementation of the custom loss. Results have been submitted to our codalab competition. Summary only details the model architecture and briefly comments that a different loss (compared with the baseline) is used. So, it could be further improved. Experiments and proposed strategy could be better detailed and presented. For instance, you comment to use some probabilities to define the loss at the beginning of sec 2, but they are not presented/discussed in detail. You present the results in table 1 before commenting on the strategy in table 2. Presenting the solution first, and with all required details, would help the reader. Finally, all that space used showing the training curves in the report could be optimized or reduced to include more details about the proposed solution. Results are analyzed and discussed at a very high level. A stronger discussion could enrich the study. Note that the task was about custom loss, and this point received a small attention during the analysis and discussion. Final remarks could be improved given a stronger discussion and analysis of the experiments.</text:p>
          </table:table-cell>
          <table:table-cell table:number-columns-repeated="16381"/>
        </table:table-row>
        <table:table-row table:style-name="ro3">
          <table:table-cell office:value-type="string" table:style-name="ce4">
            <text:p>niub20081740</text:p>
          </table:table-cell>
          <table:table-cell office:value-type="float" office:value="8.5" table:style-name="ce5">
            <text:p>8,5</text:p>
          </table:table-cell>
          <table:table-cell office:value-type="string" table:style-name="ce6">
            <text:p>Played with model architecture. Played with hyperparameters. Training strategy seems to be similar with the one provided with the starting-kit, except by the fact that either last layers are fine tunned or the whole network. Presented a sample weighting based approach. Considered differeng attributes (age and ethnicity) when implementing sample weights. Results have been submitted to our codalab competition. Summary is clear but it is too general. For instance, it coult be mentioned from the begining what categories are considered when computing the weights, to have an idea if you use only age or any other. Some details about the training strategy could also be mentioned in the summary. Experiments are somehow clear. However, it could include the details about how the weithts are computed, as this was one of the main goals of task 2. From the report, I understand that "classic" uses only age and "personalized" uses age with ethnicity as different subgroups. In any case, detailed information could enrich the report. A table summarizing all models could help and also save some space, as they are all described in a text format. Discussion of the results are clear but could be improved. For instance, at some point you comment that "we can see that using the stage I training without sample weights and then using stage II with sample weights improved the results". However, you do not define and detail stage I and stage II of training anywhere. Later, you start discussing the results of model M4-variant before detailing what M4-variant is, which is confusing. Did not compare the results obtained on Task 2 with those obtained on Task 1. Final remarks are consistent with the analysis but too general.</text:p>
          </table:table-cell>
          <table:table-cell table:number-columns-repeated="16381"/>
        </table:table-row>
        <table:table-row table:style-name="ro4">
          <table:table-cell office:value-type="string" table:style-name="ce4">
            <text:p>niub16833611</text:p>
          </table:table-cell>
          <table:table-cell office:value-type="float" office:value="6.5" table:style-name="ce5">
            <text:p>6,5</text:p>
          </table:table-cell>
          <table:table-cell office:value-type="string" table:style-name="ce6">
            <text:p>Presented a resnet50 model with some adaptation on top (new layers, dropout, and regularizers). Played with hyperparameters (e.g., learning rate and batch size) but didn't report any experiment evaluating them. Presented a training strategy similar to the one provided with the starting kit when training models 1 to 3. Model 4 followed a single stage training with the backbone frozen. Prioritized a custom loss focused on age category. However, other categories have been evaluated. Age, ethnicity and expression categories have been considered during the experiments, when implementing the custom loss. Results have been submitted to our codalab competition. The summary could be improved with some preliminary discussion of the experiments and results. Moreover, it is not clear what is the purpose of adding "age bias into the loss function". Reported to have tried other backbones but results are not reported. It is difficult to understand how model 2 is defined from the information provided in the report document (sec 2). Figure illustrating the number of samples vs. weights (top of page 2) is not consistent with equation w_x = 1/n_x (model 2). In general, one can have an overall idea about what model 2 and 3 are trying to address, but their definitions are somehow confusing and could be improved. The "age_bias" function used in Model 4 is not defined. Analysis of the results are consistent with the defined experiments, but could be improved and better detailed.For instance, it is not clear if results reported in tables 1 and 2 are with respect to the validation or test set, as this is not reported. In any case, I imagine they are related to the test set. Figure on top of page 4 illustrates a training curve but it is not mentioned the use case (if model 1, 2 or 3). Unfortunately, the results obtained on task 2 were not compared with those obtained on task 1, that is, data augmentation vs. custom loss. Final remarks are consistent with the analysis. There, the students also comment about different experiments they have performed. However, none of them have been included in the report.<text:s/></text:p>
          </table:table-cell>
          <table:table-cell table:number-columns-repeated="16381"/>
        </table:table-row>
        <table:table-row table:style-name="ro6">
          <table:table-cell office:value-type="string" table:style-name="ce4">
            <text:p>niub16711531</text:p>
          </table:table-cell>
          <table:table-cell office:value-type="float" office:value="7" table:style-name="ce5">
            <text:p>7</text:p>
          </table:table-cell>
          <table:table-cell office:value-type="string" table:style-name="ce6">
            <text:p>Played with model architecture (e.g., including new layers on top of the resnet backbone). Played with hyperparameters (e.g., optimizers, learning rates, batch size). Training strategy is similar as proposed in the starting-kit (e.g., the new layser included on top of the backbone are fine tuned). Implemented a custom loss using different categories (age and ethnicity). Consider age and ethnicity categories when implementing the custom loss. Results have been submitted to our codalab competition. Summary is clear, but it could give more attention to the custom loss part, which is one of the main goals of task 2. The report document could be reduced <text:s/>a bit as it is exceeding the page limit. The proposed strategy is not clearly described in the report. For instance, it is clear that age and ethnicity were used when implementing the custom loss, but it is not clear how they were used to create the waits. This should be detailed in the report, as this is one of the main goals of Task 2. Results are analyzed at a very high level. That is, the analysis of the results is somehow limited by defining the best model (F or E) based on the overall bias scores or accuracy. Final remarks are somehow limited but consistent with the analysis.</text:p>
          </table:table-cell>
          <table:table-cell table:number-columns-repeated="16381"/>
        </table:table-row>
        <table:table-row table:style-name="ro6">
          <table:table-cell office:value-type="string" table:style-name="ce4">
            <text:p>niub21043632</text:p>
          </table:table-cell>
          <table:table-cell office:value-type="float" office:value="10" table:style-name="ce5">
            <text:p>10</text:p>
          </table:table-cell>
          <table:table-cell office:value-type="string" table:style-name="ce6">
            <text:p>Played with model architecture (e.g., including new layers on top of the resnet backbone). Played with hyperparameters (e.g., optimizers, learning rates, batch size). Training strategy is similar as proposed in the starting-kit (e.g., the new layser included on top of the backbone are fine tuned). Implemented a custom loss using different categories (age and ethnicity). Consider age and ethnicity categories when implementing the custom loss. Results have been submitted to our codalab competition. Summary is clear, but it could give more attention to the custom loss part, which is one of the main goals of task 2. The report document could be reduced <text:s/>a bit as it is exceeding the page limit. The proposed strategy is not clearly described in the report. For instance, it is clear that age and ethnicity were used when implementing the custom loss, but it is not clear how they were used to create the waits. This should be detailed in the report, as this is one of the main goals of Task 2. Results are analyzed at a very high level. That is, the analysis of the results is somehow limited by defining the best model (F or E) based on the overall bias scores or accuracy. Final remarks are somehow limited but consistent with the analysis.</text:p>
          </table:table-cell>
          <table:table-cell table:number-columns-repeated="16381"/>
        </table:table-row>
        <table:table-row table:style-name="ro4">
          <table:table-cell office:value-type="string" table:style-name="ce4">
            <text:p>niub21043702</text:p>
          </table:table-cell>
          <table:table-cell office:value-type="float" office:value="6.5" table:style-name="ce5">
            <text:p>6,5</text:p>
          </table:table-cell>
          <table:table-cell office:value-type="string" table:style-name="ce6">
            <text:p>Presented a resnet50 model with some adaptation on top (new layers, dropout, and regularizers). Played with hyperparameters (e.g., learning rate and batch size) but didn't report any experiment evaluating them. Presented a training strategy similar to the one provided with the starting kit when training models 1 to 3. Model 4 followed a single stage training with the backbone frozen. Prioritized a custom loss focused on age category. However, other categories have been evaluated. Age, ethnicity and expression categories have been considered during the experiments, when implementing the custom loss. Results have been submitted to our codalab competition. The summary could be improved with some preliminary discussion of the experiments and results. Moreover, it is not clear what is the purpose of adding "age bias into the loss function". Reported to have tried other backbones but results are not reported. It is difficult to understand how model 2 is defined from the information provided in the report document (sec 2). Figure illustrating the number of samples vs. weights (top of page 2) is not consistent with equation w_x = 1/n_x (model 2). In general, one can have an overall idea about what model 2 and 3 are trying to address, but their definitions are somehow confusing and could be improved. The "age_bias" function used in Model 4 is not defined. Analysis of the results are consistent with the defined experiments, but could be improved and better detailed.For instance, it is not clear if results reported in tables 1 and 2 are with respect to the validation or test set, as this is not reported. In any case, I imagine they are related to the test set. Figure on top of page 4 illustrates a training curve but it is not mentioned the use case (if model 1, 2 or 3). Unfortunately, the results obtained on task 2 were not compared with those obtained on task 1, that is, data augmentation vs. custom loss. Final remarks are consistent with the analysis. There, the students also comment about different experiments they have performed. However, none of them have been included in the report.<text:s/></text:p>
          </table:table-cell>
          <table:table-cell table:number-columns-repeated="16381"/>
        </table:table-row>
        <table:table-row table:style-name="ro6">
          <table:table-cell office:value-type="string" table:style-name="ce4">
            <text:p>niub21043746</text:p>
          </table:table-cell>
          <table:table-cell office:value-type="float" office:value="7" table:style-name="ce5">
            <text:p>7</text:p>
          </table:table-cell>
          <table:table-cell office:value-type="string" table:style-name="ce6">
            <text:p>Played with model architecture (e.g., including new layers on top of the resnet backbone). Played with hyperparameters (e.g., optimizers, learning rates, batch size). Training strategy is similar as proposed in the starting-kit (e.g., the new layser included on top of the backbone are fine tuned). Implemented a custom loss using different categories (age and ethnicity). Consider age and ethnicity categories when implementing the custom loss. Results have been submitted to our codalab competition. Summary is clear, but it could give more attention to the custom loss part, which is one of the main goals of task 2. The report document could be reduced <text:s/>a bit as it is exceeding the page limit. The proposed strategy is not clearly described in the report. For instance, it is clear that age and ethnicity were used when implementing the custom loss, but it is not clear how they were used to create the waits. This should be detailed in the report, as this is one of the main goals of Task 2. Results are analyzed at a very high level. That is, the analysis of the results is somehow limited by defining the best model (F or E) based on the overall bias scores or accuracy. Final remarks are somehow limited but consistent with the analysis.</text:p>
          </table:table-cell>
          <table:table-cell table:number-columns-repeated="16381"/>
        </table:table-row>
        <table:table-row table:style-name="ro7">
          <table:table-cell office:value-type="string" table:style-name="ce4">
            <text:p>niub21043750</text:p>
          </table:table-cell>
          <table:table-cell office:value-type="float" office:value="8" table:style-name="ce5">
            <text:p>8</text:p>
          </table:table-cell>
          <table:table-cell office:value-type="string" table:style-name="ce6">
            <text:p>Played with model architecture. Played with hyperparameters. Training strategy is the same as the one provided with the starting-kit. Proposed and evaluated two different custom losses. Distinct attributes have been considered when implementing the custom loss, given the 78 subgroups. Results have been submitted to our codalab competition. Summary is clear but could be reduced a bit (going direct to the main points). The way the weights are obtained are nicely presented in the code with equations, but not in the report. It would be better to have this point clear in the report as this was one of the main goals of task 2. In the current form of the report, one cannot understand what MSE1/MAE1 or MSE2/MAE2 do. Analysis and discussion of results are somehow clear. It was interesting to see that the costum loss did not help in the first stage of training. However, in the headers of table 1 it is said (validation data). This way, it is not clear where the results on the test set are. Did not compare results obtained on task 2 with those obtained on task 1. Final remarks are consistent with the discussion.</text:p>
          </table:table-cell>
          <table:table-cell table:number-columns-repeated="16381"/>
        </table:table-row>
        <table:table-row table:style-name="ro7">
          <table:table-cell office:value-type="string" table:style-name="ce4">
            <text:p>niub21043772</text:p>
          </table:table-cell>
          <table:table-cell office:value-type="float" office:value="8" table:style-name="ce5">
            <text:p>8</text:p>
          </table:table-cell>
          <table:table-cell office:value-type="string" table:style-name="ce6">
            <text:p>Played with model architecture. Played with hyperparameters. Training strategy is the same as the one provided with the starting-kit. Proposed and evaluated two different custom losses. Distinct attributes have been considered when implementing the custom loss, given the 78 subgroups. Results have been submitted to our codalab competition. Summary is clear but could be reduced a bit (going direct to the main points). The way the weights are obtained are nicely presented in the code with equations, but not in the report. It would be better to have this point clear in the report as this was one of the main goals of task 2. In the current form of the report, one cannot understand what MSE1/MAE1 or MSE2/MAE2 do. Analysis and discussion of results are somehow clear. It was interesting to see that the costum loss did not help in the first stage of training. However, in the headers of table 1 it is said (validation data). This way, it is not clear where the results on the test set are. Did not compare results obtained on task 2 with those obtained on task 1. Final remarks are consistent with the discussion.</text:p>
          </table:table-cell>
          <table:table-cell table:number-columns-repeated="16381"/>
        </table:table-row>
        <table:table-row table:style-name="ro6">
          <table:table-cell office:value-type="string" table:style-name="ce4">
            <text:p>niub21043805</text:p>
          </table:table-cell>
          <table:table-cell office:value-type="float" office:value="10" table:style-name="ce5">
            <text:p>10</text:p>
          </table:table-cell>
          <table:table-cell office:value-type="string" table:style-name="ce6">
            <text:p>Played with model architecture (e.g., including new layers on top of the resnet backbone). Played with hyperparameters (e.g., optimizers, learning rates, batch size). Training strategy is similar as proposed in the starting-kit (e.g., the new layser included on top of the backbone are fine tuned). Implemented a custom loss using different categories (age and ethnicity). Consider age and ethnicity categories when implementing the custom loss. Results have been submitted to our codalab competition. Summary is clear, but it could give more attention to the custom loss part, which is one of the main goals of task 2. The report document could be reduced <text:s/>a bit as it is exceeding the page limit. The proposed strategy is not clearly described in the report. For instance, it is clear that age and ethnicity were used when implementing the custom loss, but it is not clear how they were used to create the waits. This should be detailed in the report, as this is one of the main goals of Task 2. Results are analyzed at a very high level. That is, the analysis of the results is somehow limited by defining the best model (F or E) based on the overall bias scores or accuracy. Final remarks are somehow limited but consistent with the analysis.</text:p>
          </table:table-cell>
          <table:table-cell table:number-columns-repeated="16381"/>
        </table:table-row>
        <table:table-row table:style-name="ro8">
          <table:table-cell office:value-type="string" table:style-name="ce4">
            <text:p>niub21088712</text:p>
          </table:table-cell>
          <table:table-cell office:value-type="float" office:value="5.5" table:style-name="ce5">
            <text:p>5,5</text:p>
          </table:table-cell>
          <table:table-cell office:value-type="string" table:style-name="ce6">
            <text:p>Adopted the same model used in task 1. Played with hyperparameters. Training strategy is not defined in the report. You commented to have used first/second stage, thus I believe it is the same as the one provided with the starting kit, but this is still unclear. Presented a sample weighting based approach, however, the way the weights are computed is unclear. From the report, it seems only age attribute is considered when implementing sample weights. Results have been submitted to our codalab competition. Summary is clear but could be improved. For instance, you comment about the "two-part training strategy" but it is not defined. The document was delivered after the deadline which is not fair with your colleagues who did not work with such extension. Ran the same experiment multiple times to observe how the predictions vary, which was a good choice. The way the weights are computed is not clear and could be better detailed as this was one of the goals of task 2. For instance, the following definition is difficult to understand: "Then, four columns are created with the inverse of the frequency of the class for each sample. These values are divided by the mean of the column and multiplied by row so that one value per sample remains". Later you define “individual and combined” weighting, which are still not clear. For the experiments, you commented to have used "various cutoff values", which could be better explained and justified. In table 1 what strategy is used for weighting? All these points could be clarified and better detailed. Analysis and discussion of the results lacks detailed information. For instance, Figure 1 shows the training history of the best performing setup. But what was the best setup? Such info could be also in the caption of the FIgure. Then you say "best performing hyperparameters are a sample weights array with a cutoff at 10". But what sample weights strategy? Individual or combined? You are also constantly comparing the results with task 1 using data augmentation, which is confusing. One single table at the end showing the best model with (task 1) and without (task 2) data augmentation would be enough. This way it is a bit difficult to see the boundary of task 1 and task 2 in your report. Final remarks are consistent with the analysis.</text:p>
          </table:table-cell>
          <table:table-cell table:number-columns-repeated="16381"/>
        </table:table-row>
        <table:table-row table:style-name="ro8">
          <table:table-cell office:value-type="string" table:style-name="ce4">
            <text:p>niub21089504</text:p>
          </table:table-cell>
          <table:table-cell office:value-type="float" office:value="5.5" table:style-name="ce5">
            <text:p>5,5</text:p>
          </table:table-cell>
          <table:table-cell office:value-type="string" table:style-name="ce6">
            <text:p>Adopted the same model used in task 1. Played with hyperparameters. Training strategy is not defined in the report. You commented to have used first/second stage, thus I believe it is the same as the one provided with the starting kit, but this is still unclear. Presented a sample weighting based approach, however, the way the weights are computed is unclear. From the report, it seems only age attribute is considered when implementing sample weights. Results have been submitted to our codalab competition. Summary is clear but could be improved. For instance, you comment about the "two-part training strategy" but it is not defined. The document was delivered after the deadline which is not fair with your colleagues who did not work with such extension. Ran the same experiment multiple times to observe how the predictions vary, which was a good choice. The way the weights are computed is not clear and could be better detailed as this was one of the goals of task 2. For instance, the following definition is difficult to understand: "Then, four columns are created with the inverse of the frequency of the class for each sample. These values are divided by the mean of the column and multiplied by row so that one value per sample remains". Later you define “individual and combined” weighting, which are still not clear. For the experiments, you commented to have used "various cutoff values", which could be better explained and justified. In table 1 what strategy is used for weighting? All these points could be clarified and better detailed. Analysis and discussion of the results lacks detailed information. For instance, Figure 1 shows the training history of the best performing setup. But what was the best setup? Such info could be also in the caption of the FIgure. Then you say "best performing hyperparameters are a sample weights array with a cutoff at 10". But what sample weights strategy? Individual or combined? You are also constantly comparing the results with task 1 using data augmentation, which is confusing. One single table at the end showing the best model with (task 1) and without (task 2) data augmentation would be enough. This way it is a bit difficult to see the boundary of task 1 and task 2 in your report. Final remarks are consistent with the analysis.</text:p>
          </table:table-cell>
          <table:table-cell table:number-columns-repeated="16381"/>
        </table:table-row>
        <table:table-row table:style-name="ro4">
          <table:table-cell office:value-type="string" table:style-name="ce4">
            <text:p>niub21089725</text:p>
          </table:table-cell>
          <table:table-cell office:value-type="float" office:value="7.5" table:style-name="ce5">
            <text:p>7,5</text:p>
          </table:table-cell>
          <table:table-cell office:value-type="string" table:style-name="ce6">
            <text:p>Model architecture is basically the same as the one provided with the starting-kit. Implemented a learning rate decay and played with hyperparameters. During training, the first blocks of the ResNet50 were frozen. However, from table 1 it seems that a multi-stage training is used, but it was not detailed in the report. Two strategies based on sample weighting are proposed. Therefore, one of them is a small modification of the starting-kit. The other (RIM) is not detailed in the report. Custom loss takes into account multiple categories (age, expression, ethnicity). Results have been submitted to our codalab competition. Summary is clear but it should be reduced. Most of its content could be moved to sec 2 where you describe the method and experiments. Experiments are clear. However, an ImageDataGenerator is used to perform random transformations, which should be avoided in task 2 as one of the main goals was to use a custom loss WITHOUT any data augmentation strategy. Even if you are not generating new samples, this strategy is closely related to data augmentation. That is, it will be difficult to say that any improvements you may be obtaining are due to the custom loss or to the adopted transformations. What happens if those transformations are not used? Included the results obtained in task 1 for comparison, as requested. However, sec 2 starts with "Before evaluating the model on the Test set,... The results of this experiments are shown in the table below". This way, it looks like table 1 shows the results on the validation set, which is not clear. For instance, you could comment that you have defined the best model based on validation (or test) error, and that the results shown in table 1 are with respect to validation/test set. Final remarks are consistent with the analysis. However, you comment about a three-phase or three-staged model but they are not detailed in the report, which is confusing. For instance, what is done in each of the 3 stages? Including such information would help the reader and enrich the report.</text:p>
          </table:table-cell>
          <table:table-cell table:number-columns-repeated="16381"/>
        </table:table-row>
        <table:table-row table:style-name="ro9">
          <table:table-cell office:value-type="string" table:style-name="ce4">
            <text:p>niub21209473</text:p>
          </table:table-cell>
          <table:table-cell office:value-type="float" office:value="9" table:style-name="ce5">
            <text:p>9</text:p>
          </table:table-cell>
          <table:table-cell office:value-type="string" table:style-name="ce6">
            <text:p>Model architecture is the same as the one provided with the starting-kit. Didn't play with different hyperparameters. Evaluated different training strategies (with/without fine tuning, single/two stages). Implemented weighted samples using different strategies for weighting. Different categories were considered when defining the custom loss (e.g., ethnicity, age and face expression). Results have been submitted to our codalab competition. The summary is clear but could be expanded a bit. Included a Dummy Classifier obtained from the training set as baseline, which was an interesting idea. Experiments are clearly defined. Compared the results obtained for task 2 with those obtained in task 1. Presented results on validation and test set. However, it is not clear if the bias scores shown in table 2 are from the test or validation set. I imagine they are with respect to the test set (clarifying this point would enrich the report). Figure 2 may be wrong as it says "300" epochs in the caption, but the plot shows only 6 epochs. Analysis of the results are clear and consistent with defined experiments. It would be interesting to combine the predictions obtained by different models (using different weights given the distinct attributes), like proposing an ensemble model. Final remarks are clear and consistent with the analysis and discussion.</text:p>
          </table:table-cell>
          <table:table-cell table:number-columns-repeated="16381"/>
        </table:table-row>
        <table:table-row table:style-name="ro1">
          <table:table-cell office:value-type="string" table:style-name="ce4">
            <text:p>niub21209484</text:p>
          </table:table-cell>
          <table:table-cell office:value-type="string" table:style-name="ce5">
            <text:p>NP</text:p>
          </table:table-cell>
          <table:table-cell table:style-name="ce7"/>
          <table:table-cell table:number-columns-repeated="16381"/>
        </table:table-row>
        <table:table-row table:style-name="ro10">
          <table:table-cell office:value-type="string" table:style-name="ce4">
            <text:p>niub21209543</text:p>
          </table:table-cell>
          <table:table-cell office:value-type="float" office:value="10" table:style-name="ce5">
            <text:p>10</text:p>
          </table:table-cell>
          <table:table-cell office:value-type="string" table:style-name="ce6">
            <text:p>Presented a resnet101 model with some new layers on top to address the problem. Played with hyperparameter tuning. Evaluated 3 training strategies. Presented a weighted loss based approach. Different attributes have been evaluated (age, gender, expression, etc). However, the final model considered gender attributes only. Future work could consider ensemble models. Results have been submitted to our codalab competition. Clear summary of contributions. Unfortunately, the report exceeded the page limit. Evaluated different models (resnet50-101-152) and losses. Presented evaluation results on the validation set, also taking into account computational time. Experiments are clearly defined and discussed. The analysis and discussion of results are clear and consistent. Compared obtained results with respect to the previous task1. Final remarks are consistent with the analysis and discussion.</text:p>
          </table:table-cell>
          <table:table-cell table:number-columns-repeated="16381"/>
        </table:table-row>
        <table:table-row table:style-name="ro11">
          <table:table-cell office:value-type="string" table:style-name="ce4">
            <text:p>niub21209576</text:p>
          </table:table-cell>
          <table:table-cell office:value-type="float" office:value="5" table:style-name="ce5">
            <text:p>5</text:p>
          </table:table-cell>
          <table:table-cell office:value-type="string" table:style-name="ce6">
            <text:p>Model architecture is not detailed in the report. Didn't play with hyperparameters. Evaluated different losses. Training strategy is not clearly detailed in the report apart from the last paragraph of page 2 where it is said "I decided to train the model in two phases..." Proposed to use sample weights. Weights are computed as in the starting-kit, but combined in different ways. Sample weights consider different categories that are used alone or combined (e.g., age, ethnicity and expression). Results have been submitted to our codalab competition. Summary could include some important details. For instance, you say you use "model C from Task 1". At that point, I have no idea what model you are talking about. Then, you comment "The training was designed in 3 stages", but it is not clear if you use information from one stage in the next stage or not (like the starting-kit). If not, you may not be using a 3 stage-training, but 3 different strategies. This should be clear from the summary. Overall, all tables are nice and show a lot of information. However, it is difficult to read and follow the report due to the way it is structured. Important and relevant information is missing at different sections, and sometimes they come later after the discussion. For instance, in sec 2 you say "The model C from Task 1 was a ResNet50 model trained using parameters". Didn't you adapt the resnet model to our problem? If yes, how? This information is missing. Later, at the beginning of sec 2, you commented to have used sample weights but the strategy is not detailed before you start discussing the results. You should first describe in detail the adopted solution. Then, you can present the experiments and discuss the results. Take into account that you are trying to tell a "story", where everything should be clear and connected. Some important decisions are not discussed in the analysis of results. For instance, why use "sample weights calculated on ethnicity variable first" and then "sample weights calculated on facial expression variable" in the experiment related to "the 3rd stage"? You commented before that weights from multiple attributes are combined via multiplication. Final remarks could be improved given a stronger analysis of the results.</text:p>
          </table:table-cell>
          <table:table-cell table:number-columns-repeated="16381"/>
        </table:table-row>
        <table:table-row table:style-name="ro10">
          <table:table-cell office:value-type="string" table:style-name="ce4">
            <text:p>niub21212380</text:p>
          </table:table-cell>
          <table:table-cell office:value-type="float" office:value="10" table:style-name="ce5">
            <text:p>10</text:p>
          </table:table-cell>
          <table:table-cell office:value-type="string" table:style-name="ce8">
            <text:p>Presented a resnet101 model with some new layers on top to address the problem. Played with hyperparameter tuning. Evaluated 3 training strategies. Presented a weighted loss based approach. Different attributes have been evaluated (age, gender, expression, etc). However, the final model considered gender attributes only. Future work could consider ensemble models. Results have been submitted to our codalab competition. Clear summary of contributions. Unfortunately, the report exceeded the page limit. Evaluated different models (resnet50-101-152) and losses. Presented evaluation results on the validation set, also taking into account computational time. Experiments are clearly defined and discussed. The analysis and discussion of results are clear and consistent. Compared obtained results with respect to the previous task1. Final remarks are consistent with the analysis and discussion.</text:p>
          </table:table-cell>
          <table:table-cell table:number-columns-repeated="16381"/>
        </table:table-row>
        <table:table-row table:style-name="ro9">
          <table:table-cell office:value-type="string" table:style-name="ce4">
            <text:p>niub21212450</text:p>
          </table:table-cell>
          <table:table-cell office:value-type="float" office:value="9" table:style-name="ce5">
            <text:p>9</text:p>
          </table:table-cell>
          <table:table-cell office:value-type="string" table:style-name="ce6">
            <text:p>Model architecture is the same as the one provided with the starting-kit. Didn't play with different hyperparameters. Evaluated different training strategies (with/without fine tuning, single/two stages). Implemented weighted samples using different strategies for weighting. Different categories were considered when defining the custom loss (e.g., ethnicity, age and face expression). Results have been submitted to our codalab competition. The summary is clear but could be expanded a bit. Included a Dummy Classifier obtained from the training set as baseline, which was an interesting idea. Experiments are clearly defined. Compared the results obtained for task 2 with those obtained in task 1. Presented results on validation and test set. However, it is not clear if the bias scores shown in table 2 are from the test or validation set. I imagine they are with respect to the test set (clarifying this point would enrich the report). Figure 2 may be wrong as it says "300" epochs in the caption, but the plot shows only 6 epochs. Analysis of the results are clear and consistent with defined experiments. It would be interesting to combine the predictions obtained by different models (using different weights given the distinct attributes), like proposing an ensemble model. Final remarks are clear and consistent with the analysis and discussion.</text:p>
          </table:table-cell>
          <table:table-cell table:number-columns-repeated="16381"/>
        </table:table-row>
        <table:table-row table:number-rows-repeated="104855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16754155731in" fo:margin-left="0.747916666666667in" fo:margin-right="0.747916666666667in" fo:margin-bottom="0in"/>
      </style:header-style>
      <style:footer-style>
        <style:header-footer-properties fo:min-height="0.472216754155731in" fo:margin-left="0.747916666666667in" fo:margin-right="0.74791666666666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dc:title/>
    <dc:description/>
    <dc:subject/>
    <meta:initial-creator/>
    <dc:creator>Sergio Escalera</dc:creator>
    <meta:creation-date>2022-03-18T11:00:40Z</meta:creation-date>
    <dc:date>2022-04-07T10:48:47Z</dc:date>
    <meta:template xlink:href="" xlink:type="simple"/>
    <meta:editing-cycles>4</meta:editing-cycles>
    <meta:editing-duration>PT660S</meta:editing-duration>
  </office:meta>
</office:document-meta>
</file>